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 Sans" svg:font-family="'Open Sans', sans-serif"/>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No_20_Spacing">
      <style:text-properties style:font-name="Georgia" fo:font-size="12pt" style:font-size-asian="12pt" style:font-name-complex="Times New Roman" style:font-size-complex="12pt"/>
    </style:style>
    <style:style style:name="P2" style:family="paragraph" style:parent-style-name="No_20_Spacing">
      <style:paragraph-properties fo:margin-left="0in" fo:margin-right="0in" fo:text-indent="0in" style:auto-text-indent="false"/>
      <style:text-properties style:font-name="Georgia" fo:font-size="10.5pt" style:font-size-asian="10.5pt" style:font-size-complex="10.5pt"/>
    </style:style>
    <style:style style:name="P3" style:family="paragraph" style:parent-style-name="No_20_Spacing">
      <style:paragraph-properties fo:margin-left="0in" fo:margin-right="0in" fo:text-indent="0in" style:auto-text-indent="false"/>
      <style:text-properties style:font-name="Georgia" fo:font-size="10.5pt" style:font-size-asian="10.5pt" style:font-name-complex="Times New Roman" style:font-size-complex="10.5pt"/>
    </style:style>
    <style:style style:name="P4"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name-complex="Times New Roman" style:font-size-complex="10.5pt"/>
    </style:style>
    <style:style style:name="P5" style:family="paragraph" style:parent-style-name="Standard">
      <style:paragraph-properties fo:margin-left="0in" fo:margin-right="0in" fo:margin-top="0in" fo:margin-bottom="0in" fo:line-height="100%" fo:text-indent="0in" style:auto-text-indent="false"/>
    </style:style>
    <style:style style:name="P6" style:family="paragraph" style:parent-style-name="Standard">
      <style:paragraph-properties fo:margin-top="0in" fo:margin-bottom="0in" fo:line-height="100%"/>
      <style:text-properties fo:color="#000000" style:font-name="Georgia" fo:font-size="10.5pt" fo:font-weight="normal" fo:background-color="transparent" style:font-size-asian="10.5pt" style:font-weight-asian="normal" style:font-size-complex="10.5pt" style:font-weight-complex="normal"/>
    </style:style>
    <style:style style:name="P7" style:family="paragraph" style:parent-style-name="No_20_Spacing" style:master-page-name="Standard">
      <style:paragraph-properties fo:text-align="center" style:justify-single-word="false" style:page-number="auto"/>
      <style:text-properties style:font-name="Georgia" fo:font-size="16pt" style:font-size-asian="16pt" style:font-name-complex="Times New Roman" style:font-size-complex="16pt"/>
    </style:style>
    <style:style style:name="P8"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9" style:family="paragraph" style:parent-style-name="Standard" style:list-style-name="">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10" style:family="paragraph" style:parent-style-name="Standard">
      <style:paragraph-properties fo:margin-top="0in" fo:margin-bottom="0in" fo:line-height="100%"/>
      <style:text-properties fo:color="#000000" style:font-name="Georgia" fo:font-size="10.5pt" fo:font-weight="normal" fo:background-color="transparent" style:font-size-asian="10.5pt" style:font-weight-asian="normal" style:font-size-complex="10.5pt" style:font-weight-complex="normal"/>
    </style:style>
    <style:style style:name="P11" style:family="paragraph" style:parent-style-name="Standard">
      <style:paragraph-properties fo:margin-top="0in" fo:margin-bottom="0in" fo:line-height="100%"/>
      <style:text-properties fo:color="#000000" style:font-name="Georgia" fo:font-size="10.5pt" fo:font-weight="bold" fo:background-color="transparent" style:font-size-asian="10.5pt" style:font-weight-asian="bold" style:font-size-complex="10.5pt" style:font-weight-complex="bold"/>
    </style:style>
    <style:style style:name="P12" style:family="paragraph" style:parent-style-name="Standard">
      <style:paragraph-properties fo:margin-top="0in" fo:margin-bottom="0in" fo:line-height="100%"/>
    </style:style>
    <style:style style:name="P13" style:family="paragraph" style:parent-style-name="Standard">
      <style:paragraph-properties fo:margin-top="0in" fo:margin-bottom="0in" fo:line-height="100%"/>
      <style:text-properties style:font-name="Georgia" fo:font-size="10.5pt" style:font-size-asian="10.5pt" style:font-size-complex="10.5pt"/>
    </style:style>
    <style:style style:name="P14" style:family="paragraph" style:parent-style-name="BODY">
      <style:paragraph-properties fo:margin-top="0in" fo:margin-bottom="0in" fo:line-height="100%"/>
    </style:style>
    <style:style style:name="T1" style:family="text">
      <style:text-properties fo:font-weight="bold" style:font-weight-asian="bold" style:font-name-complex="Times New Roman"/>
    </style:style>
    <style:style style:name="T2" style:family="text">
      <style:text-properties fo:font-weight="bold" style:font-weight-asian="bold" style:font-weight-complex="bold"/>
    </style:style>
    <style:style style:name="T3" style:family="text">
      <style:text-properties style:font-name-complex="Times New Roman"/>
    </style:style>
    <style:style style:name="T4" style:family="text">
      <style:text-properties style:font-name="Georgia" fo:font-size="10.5pt" fo:font-weight="bold" style:font-size-asian="10.5pt" style:font-weight-asian="bold" style:font-name-complex="Times New Roman" style:font-size-complex="10.5pt"/>
    </style:style>
    <style:style style:name="T5" style:family="text">
      <style:text-properties style:font-name="Georgia" fo:font-size="10.5pt" style:font-size-asian="10.5pt" style:font-name-complex="Times New Roman" style:font-size-complex="10.5pt"/>
    </style:style>
    <style:style style:name="T6" style:family="text">
      <style:text-properties fo:language="zxx" fo:country="none" style:font-name-asian="Georgia" style:language-asian="zxx" style:country-asian="none" style:font-name-complex="Georgia" style:language-complex="zxx" style:country-complex="none"/>
    </style:style>
    <style:style style:name="T7" style:family="text">
      <style:text-properties fo:language="zxx" fo:country="none" style:font-name-asian="Georgia" style:language-asian="zxx" style:country-asian="none" style:font-name-complex="Times New Roman" style:language-complex="zxx" style:country-complex="none"/>
    </style:style>
    <style:style style:name="T8" style:family="text">
      <style:text-properties fo:language="zxx" fo:country="none" fo:font-weight="bold" style:font-name-asian="Georgia" style:language-asian="zxx" style:country-asian="none" style:font-weight-asian="bold" style:font-name-complex="Georgia" style:language-complex="zxx" style:country-complex="none" style:font-weight-complex="bold"/>
    </style:style>
    <style:style style:name="T9" style:family="text">
      <style:text-properties fo:color="#000000" style:font-name="Georgia" fo:font-size="10.5pt" fo:font-weight="normal" fo:background-color="transparent" style:font-size-asian="10.5pt" style:font-weight-asian="normal" style:font-size-complex="10.5pt" style:font-weight-complex="normal"/>
    </style:style>
    <style:style style:name="T10" style:family="text">
      <style:text-properties fo:color="#000000" style:font-name="Georgia" fo:font-size="10.5pt" fo:language="none" fo:country="none" fo:background-color="transparent" style:font-name-asian="Georgia" style:font-size-asian="10.5pt" style:language-asian="none" style:country-asian="none" style:font-name-complex="Georgia" style:font-size-complex="10.5pt" style:language-complex="none" style:country-complex="none"/>
    </style:style>
    <style:style style:name="T11" style:family="text">
      <style:text-properties fo:color="#000000" style:font-name="Georgia" fo:font-size="10.5pt" fo:language="none" fo:country="none" fo:font-style="italic" fo:font-weight="normal" fo:background-color="transparent" style:font-name-asian="Georgia" style:font-size-asian="10.5pt" style:language-asian="none" style:country-asian="none" style:font-style-asian="italic" style:font-weight-asian="normal" style:font-name-complex="Georgia" style:font-size-complex="10.5pt" style:language-complex="none" style:country-complex="none" style:font-style-complex="italic" style:font-weight-complex="normal"/>
    </style:style>
    <style:style style:name="T12" style:family="text">
      <style:text-properties fo:color="#000000" style:font-name="Georgia" fo:font-size="10.5pt" fo:language="none" fo:country="none" style:text-underline-style="none" fo:font-weight="normal" fo:background-color="transparent" style:font-name-asian="Georgia" style:font-size-asian="10.5pt" style:language-asian="none" style:country-asian="none" style:font-weight-asian="normal" style:font-name-complex="Georgia" style:font-size-complex="10.5pt" style:language-complex="none" style:country-complex="none" style:font-weight-complex="normal"/>
    </style:style>
    <style:style style:name="T13" style:family="text">
      <style:text-properties fo:color="#000000" style:font-name="Georgia" fo:font-size="10.5pt" fo:language="none" fo:country="none" fo:font-weight="bold" fo:background-color="transparent" style:font-name-asian="Georgia" style:font-size-asian="10.5pt" style:language-asian="none" style:country-asian="none" style:font-weight-asian="bold" style:font-name-complex="Georgia" style:font-size-complex="10.5pt" style:language-complex="none" style:country-complex="none" style:font-weight-complex="bold"/>
    </style:style>
    <style:style style:name="T14" style:family="text">
      <style:text-properties fo:color="#000000" style:font-name="Georgia" fo:font-size="10.5pt" fo:language="none" fo:country="none" fo:font-weight="normal" fo:background-color="transparent" style:font-name-asian="Georgia" style:font-size-asian="10.5pt" style:language-asian="none" style:country-asian="none" style:font-weight-asian="normal" style:font-name-complex="Georgia" style:font-size-complex="10.5pt" style:language-complex="none" style:country-complex="none" style:font-weight-complex="normal"/>
    </style:style>
    <style:style style:name="T15" style:family="text">
      <style:text-properties fo:color="#000000" style:font-name="Georgia" fo:font-size="10.5pt" fo:language="none" fo:country="none" fo:font-style="normal" fo:font-weight="normal" fo:background-color="transparent" style:font-name-asian="Georgia" style:font-size-asian="10.5pt" style:language-asian="none" style:country-asian="none" style:font-style-asian="normal" style:font-weight-asian="normal" style:font-name-complex="Georgia" style:font-size-complex="10.5pt" style:language-complex="none" style:country-complex="none" style:font-style-complex="normal" style:font-weight-complex="normal"/>
    </style:style>
    <style:style style:name="T16" style:family="text">
      <style:text-properties fo:color="#000000" style:font-name="Georgia" fo:font-size="10.5pt" fo:font-weight="bold" fo:background-color="transparent" style:font-size-asian="10.5pt" style:font-weight-asian="bold" style:font-size-complex="10.5pt" style:font-weight-complex="bold"/>
    </style:style>
    <style:style style:name="T17" style:family="text">
      <style:text-properties fo:color="#000000" style:font-name="Georgia" fo:font-size="10pt" fo:language="none" fo:country="none" fo:font-weight="normal" fo:background-color="transparent" style:font-name-asian="Georgia" style:font-size-asian="10pt" style:language-asian="none" style:country-asian="none" style:font-weight-asian="normal" style:font-name-complex="Georgia" style:font-size-complex="10pt" style:language-complex="none" style:country-complex="none" style:font-weight-complex="normal"/>
    </style:style>
    <style:style style:name="T18" style:family="text">
      <style:text-properties fo:color="#000000" style:font-name="Georgia" fo:font-size="10pt" fo:language="none" fo:country="none" fo:font-style="italic" fo:font-weight="normal" fo:background-color="transparent" style:font-name-asian="Georgia" style:font-size-asian="10pt" style:language-asian="none" style:country-asian="none" style:font-style-asian="italic" style:font-weight-asian="normal" style:font-name-complex="Georgia" style:font-size-complex="10pt" style:language-complex="none" style:country-complex="none" style:font-style-complex="italic" style:font-weight-complex="normal"/>
    </style:style>
    <style:style style:name="T19" style:family="text">
      <style:text-properties fo:color="#000000" style:font-name="Georgia" fo:font-size="10pt" fo:language="none" fo:country="none" style:text-underline-style="none" fo:font-weight="normal" fo:background-color="transparent" style:font-name-asian="Georgia" style:font-size-asian="10pt" style:language-asian="none" style:country-asian="none" style:font-weight-asian="normal" style:font-name-complex="Georgia" style:font-size-complex="10pt" style:language-complex="none" style:country-complex="none" style:font-weight-complex="normal"/>
    </style:style>
    <style:style style:name="T20" style:family="text">
      <style:text-properties fo:color="#000000" style:font-name="Georgia" fo:font-size="10pt" fo:language="none" fo:country="none" fo:font-style="normal" fo:font-weight="normal" fo:background-color="transparent" style:font-name-asian="Georgia" style:font-size-asian="10pt" style:language-asian="none" style:country-asian="none" style:font-style-asian="normal" style:font-weight-asian="normal" style:font-name-complex="Georgia" style:font-size-complex="10pt" style:language-complex="none" style:country-complex="none" style:font-style-complex="normal" style:font-weight-complex="normal"/>
    </style:style>
    <style:style style:name="T21" style:family="text">
      <style:text-properties fo:color="#000000" style:font-name="Georgia" fo:language="zxx" fo:country="none" fo:font-weight="normal" fo:background-color="transparent" style:font-name-asian="Georgia" style:language-asian="zxx" style:country-asian="none" style:font-weight-asian="normal" style:font-name-complex="Georgia" style:language-complex="zxx" style:country-complex="none" style:font-weight-complex="normal"/>
    </style:style>
    <style:style style:name="T22" style:family="text">
      <style:text-properties fo:color="#000000" fo:language="zxx" fo:country="none" fo:font-weight="normal" fo:background-color="transparent" style:font-name-asian="Georgia" style:language-asian="zxx" style:country-asian="none" style:font-weight-asian="normal" style:font-name-complex="Times New Roman" style:language-complex="zxx" style:country-complex="none" style:font-weight-complex="normal"/>
    </style:style>
    <style:style style:name="T23" style:family="text">
      <style:text-properties fo:color="#000000" fo:language="none" fo:country="none" fo:font-weight="normal" fo:background-color="transparent" style:font-name-asian="Georgia" style:language-asian="none" style:country-asian="none" style:font-weight-asian="normal" style:font-name-complex="Georgia" style:language-complex="none" style:country-complex="none" style:font-weight-complex="normal"/>
    </style:style>
    <style:style style:name="T24" style:family="text">
      <style:text-properties fo:language="none" fo:country="none" style:font-name-asian="Georgia" style:language-asian="none" style:country-asian="none" style:font-name-complex="Georgia" style:language-complex="none" style:country-complex="none"/>
    </style:style>
    <style:style style:name="T25" style:family="text">
      <style:text-properties fo:language="none" fo:country="none" fo:font-style="italic" style:font-name-asian="Georgia" style:language-asian="none" style:country-asian="none" style:font-style-asian="italic" style:font-name-complex="Georgia" style:language-complex="none" style:country-complex="none" style:font-style-complex="italic"/>
    </style:style>
    <style:style style:name="T26" style:family="text">
      <style:text-properties fo:language="none" fo:country="none" fo:font-weight="normal" style:font-name-asian="Georgia" style:language-asian="none" style:country-asian="none" style:font-weight-asian="normal" style:font-name-complex="Georgia" style:language-complex="none" style:country-complex="none" style:font-weight-complex="normal"/>
    </style:style>
    <style:style style:name="T27" style:family="text">
      <style:text-properties fo:language="none" fo:country="none" style:text-underline-style="none" fo:font-weight="normal" style:font-name-asian="Georgia" style:language-asian="none" style:country-asian="none" style:font-weight-asian="normal" style:font-name-complex="Georgia" style:language-complex="none" style:country-complex="none" style:font-weight-complex="normal"/>
    </style:style>
    <style:style style:name="T28" style:family="text">
      <style:text-properties fo:language="none" fo:country="none" style:text-underline-style="none" style:font-name-asian="Georgia" style:language-asian="none" style:country-asian="none" style:font-name-complex="Georgia" style:language-complex="none" style:country-complex="none"/>
    </style:style>
    <style:style style:name="T29" style:family="text">
      <style:text-properties fo:language="none" fo:country="none" fo:font-weight="bold" style:font-name-asian="Georgia" style:language-asian="none" style:country-asian="none" style:font-weight-asian="bold" style:font-name-complex="Georgia" style:language-complex="none" style:country-complex="none" style:font-weight-complex="bold"/>
    </style:style>
    <style:style style:name="T30" style:family="text">
      <style:text-properties fo:font-weight="normal" style:font-weight-asian="normal" style:font-weight-complex="normal"/>
    </style:style>
    <style:style style:name="T31" style:family="text">
      <style:text-properties fo:font-variant="normal" fo:text-transform="none" fo:color="#000000" style:font-name="Georgia" fo:letter-spacing="normal" fo:language="zxx" fo:country="none" fo:font-style="normal" fo:font-weight="normal" fo:background-color="transparent" style:font-name-asian="Georgia" style:language-asian="zxx" style:country-asian="none" style:font-weight-asian="normal" style:font-name-complex="Georgia" style:language-complex="zxx" style:country-complex="none" style:font-weight-complex="normal"/>
    </style:style>
    <style:style style:name="T32" style:family="text">
      <style:text-properties fo:language="en" fo:country="US" fo:font-weight="normal" style:font-name-asian="Georgia" style:language-asian="none" style:country-asian="none" style:font-weight-asian="normal" style:font-name-complex="Georgia" style:language-complex="none" style:country-complex="none" style:font-weight-complex="normal"/>
    </style:style>
    <style:style style:name="T33" style:family="text">
      <style:text-properties fo:language="en" fo:country="US" style:font-name-asian="Georgia" style:language-asian="none" style:country-asian="none" style:font-name-complex="Georgia" style:language-complex="none" style:country-complex="none"/>
    </style:style>
    <style:style style:name="T34" style:family="text">
      <style:text-properties style:text-position="super 58%" fo:language="none" fo:country="none" style:font-name-asian="Georgia" style:language-asian="none" style:country-asian="none" style:font-name-complex="Georgia" style:language-complex="none" style:country-complex="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Objects in Mirror are Closer...</text:p>
      <text:p text:style-name="P1"/>
      <text:p text:style-name="P2"><text:span text:style-name="T1">Read:</text:span><text:span text:style-name="T3"> Matthew 24:36-44</text:span></text:p>
      <text:p text:style-name="P3"/>
      <text:p text:style-name="P5"><text:span text:style-name="T4">Text:</text:span><text:span text:style-name="T5"> </text:span><text:span text:style-name="T12">Exodus 38:8</text:span><text:span text:style-name="T14"> “And he made the laver </text:span><text:span text:style-name="T11">of</text:span><text:span text:style-name="T14"> brass, and the foot of it </text:span><text:span text:style-name="T11">of</text:span><text:span text:style-name="T14"> brass, of the looking glasses of </text:span><text:span text:style-name="T11">the women</text:span><text:span text:style-name="T15">...”</text:span></text:p>
      <text:p text:style-name="P4"/>
      <text:h text:style-name="P8" text:outline-level="3"><text:span text:style-name="T1">Introduction:</text:span><text:span text:style-name="T3"> In every bathroom that I have visited (except for out-houses) there is always a mirror. In </text:span><text:span text:style-name="T31">1835, German chemist Justus von Liebig developed a process for applying a thin layer of metallic silver to one side of a pane of clear glass and most mirrors, since, are of glass.</text:span><text:span text:style-name="T21"> </text:span><text:span text:style-name="T22">The ones in inmate cells are made of polished stainless steel. The mirrors used by the women in Moses's day were made of polished copper which the Bible calls brass. What do we use mirrors for today? They reveal our beauty as well as our imperfections. They expose what cannot easily be seen from some positions. They show us things that are behind us. Can anyone tell me the words you will find on each side mirror on most cars?</text:span></text:h>
      <text:h text:style-name="P9" text:outline-level="3"><text:span text:style-name="T22">"Objects in mirror are closer than they appear." that is my message this morning.</text:span></text:h>
      <text:h text:style-name="P9" text:outline-level="3"><text:span text:style-name="T22"/></text:h>
      <text:p text:style-name="P11">I. Sin is closer than it appears: <text:span text:style-name="T30">In</text:span> <text:span text:style-name="T27">Genesis 4:7 God said to Cain: “...</text:span><text:span text:style-name="T26"> sin lieth at the door...” Just before Cain murdered his brother he receives a divine warning of just how close sin was. “Cain,” God says, “Sin is just a step away, it's at the door.” Each and every day both you and I are in the same </text:span><text:span text:style-name="T32">predicament; sin is just a step away. We make decisions on a daily basis that will either lead to sin or away from sin. Those decisions can involve a TV remote or a phone app. They can involve any of our five senses and are far more frequent than we realize. </text:span><text:span text:style-name="T26">Sin is closer than it appears, however...</text:span></text:p>
      <text:p text:style-name="P12"><text:span text:style-name="T13">Salvation is closer than it appears:</text:span><text:span text:style-name="T14"> </text:span><text:span text:style-name="T12">Romans 13:11 tells us:</text:span><text:span text:style-name="T14"> “And that, knowing the time, that now </text:span><text:span text:style-name="T11">it is</text:span><text:span text:style-name="T14"> high time to awake out of sleep: for now </text:span><text:span text:style-name="T11">is</text:span><text:span text:style-name="T14"> our salvation nearer than when we believed.” Not only is sin nearer but salvation is closer than than it appears. One reason it is hard to reach a catholic for Christ is that it is hard to convince them that they need to do no work to be saved. Salvation is far too simple for them. Believing in the resurrection and acceptance of the Lordship of Christ can be done in a second. Nothing is closer, than salvation, if you choose salvation.</text:span></text:p>
      <text:p text:style-name="P6"><text:span text:style-name="T2">II. Trouble is closer than it appears:</text:span> <text:span text:style-name="T28">Psalm 22:11 says:</text:span><text:span text:style-name="T24"> “Be not far from me; for trouble </text:span><text:span text:style-name="T25">is</text:span><text:span text:style-name="T24"> near...” David is on the run from Saul. He finds a good hiding place only to wake up and find that Saul is just around the corner. He is not trying to harm Saul at all. He only wants to survive but every day he is running and finds the Philistine camp safer than anywhere in the land of Israel. Trouble is closer than it appears however...</text:span></text:p>
      <text:p text:style-name="P6"><text:span text:style-name="T29">Blessing is closer than it appears: </text:span><text:span text:style-name="T28">Psalm 34:18; written while David was hiding with the Philistines, says “</text:span><text:span text:style-name="T24">The LORD </text:span><text:span text:style-name="T25">is</text:span><text:span text:style-name="T24"> nigh unto them that</text:span></text:p>
      <text:p text:style-name="P13"><text:span text:style-name="T23">are of a broken heart...” God is much closer than you know. Jeremiah prophesied: “</text:span><text:span text:style-name="T24">Call unto me, and I will answer thee...” If your heart is broken, if trouble is near...God is closer than He appears. Call unto Him and He will respond.</text:span></text:p>
      <text:p text:style-name="P6"><text:span text:style-name="T29">III. Judgment is closer than it appears:</text:span><text:span text:style-name="T24"> </text:span><text:span text:style-name="T28">Obadiah 1:15</text:span><text:span text:style-name="T24"> “For the day of the LORD </text:span><text:span text:style-name="T25">is</text:span><text:span text:style-name="T24"> near upon all the heathen...” </text:span><text:span text:style-name="T28">Malachi 3:5</text:span><text:span text:style-name="T24"> “And I will come near to you to judgment...” for those who choose to walk a different path than the one God has selected for them...judgment is closer than they know. In Numbers 24 we read about Balaam who counseled Balak how to defeat Israel. In the 31</text:span><text:span text:style-name="T34">st</text:span><text:span text:style-name="T24"> chapter we are told how Balaam is slain. If he only knew how close the judgment of God was. It was closer than it appeared.</text:span></text:p>
      <text:p text:style-name="P6"><text:span text:style-name="T29">Deliverance is closer than it appears:</text:span><text:span text:style-name="T24"> In Exodus 14 we can read about the COI and their arrival at the banks of the Red Sea. With the Red Sea in front of them and </text:span><text:span text:style-name="T33">Pharaoh's</text:span><text:span text:style-name="T24"> army behind them they were scared, angry and desperate. They ignored the fire by night and the cloud by day. They forgot what God had already done but in the morning they marched thru the dry bed of the Red Sea and learned that deliverance was closer than it appeared, </text:span><text:span text:style-name="T33">Pharaoh's</text:span><text:span text:style-name="T24"> army learned that judgment was closer...</text:span></text:p>
      <text:p text:style-name="P6"><text:span text:style-name="T29">IV. Death is closer than it appears:</text:span><text:span text:style-name="T24"> </text:span><text:span text:style-name="T28">Luke tells us about a parable that Jesus gave about a rich man who is owned by his riches. A he goes to bed with plans for tomorrow we read:</text:span><text:span text:style-name="T24"> “But God said unto him, </text:span><text:span text:style-name="T25">Thou</text:span><text:span text:style-name="T24"> fool, this night thy soul shall be required of thee:” We all know of someone who went to bed with plans for the rest of their life only to pass away in their sleep.</text:span></text:p>
      <text:p text:style-name="P12"><text:span text:style-name="T16">Healing is closer than it appears:</text:span><text:span text:style-name="T9"> </text:span><text:span text:style-name="T10">Jesus sees a sick man at the pool of <text:s/>Bethesda and asks him: “Wilt thou be made whole?” The man com-plains of having no one to help him. He had no idea that his healing was closer than he ever expected. </text:span></text:p>
      <text:p text:style-name="P14"><text:span text:style-name="T13">V. God is closer than He appears:</text:span><text:span text:style-name="T14"> </text:span><text:span text:style-name="T12">Psalm 119:151 says:</text:span><text:span text:style-name="T14"> “Thou </text:span><text:span text:style-name="T11">art</text:span><text:span text:style-name="T14"> near, O LORD; and all thy commandments </text:span><text:span text:style-name="T11">are</text:span><text:span text:style-name="T14"> truth.” in </text:span><text:span text:style-name="T12">145:18:</text:span><text:span text:style-name="T14"> “The LORD </text:span><text:span text:style-name="T11">is</text:span><text:span text:style-name="T14"> nigh unto all them that call upon him...”</text:span></text:p>
      <text:p text:style-name="P6"><text:span text:style-name="T2">The Rapture is closer than it appears:</text:span> <text:span text:style-name="T28">Joel 2:1</text:span><text:span text:style-name="T24"> “...the day of the LORD cometh, for </text:span><text:span text:style-name="T25">it is</text:span><text:span text:style-name="T24"> nigh at hand;” </text:span><text:span text:style-name="T28">Luke 21:28</text:span><text:span text:style-name="T24"> “...lift up your heads; for your redemption draweth nigh.” “</text:span><text:span text:style-name="T28">James 5:8</text:span><text:span text:style-name="T24"> Be ye also patient; stab-lish your hearts: for the coming of the Lord draweth nigh.” </text:span><text:span text:style-name="T6">Revelation 22:20 “...Surely I come quickly. Amen. Even so, come, Lord Jesus.” </text:span></text:p>
      <text:p text:style-name="P6"><text:span text:style-name="T6"/></text:p>
      <text:p text:style-name="P6"><text:span text:style-name="T8">Conclude:</text:span><text:span text:style-name="T6"> </text:span><text:span text:style-name="T7">"Objects in mirror are closer than they appear." (story of boy in Christmas play who played the part of the Inn Keeper and coudn't remember his line. "Ready or not...here I co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 Sans" svg:font-family="'Open Sans', sans-serif"/>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fo:font-size="10pt" style:font-name-asian="Georgia" style:font-size-asian="10pt" style:font-name-complex="Georgia" style:font-size-complex="10pt"/>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fo:font-size="12pt" style:font-name-asian="Arial" style:font-size-asian="12pt" style:font-name-complex="Arial" style:font-size-complex="12pt"/>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7</meta:editing-cycles>
    <meta:creation-date>2014-03-28T17:34:00</meta:creation-date>
    <dc:date>2018-01-08T14:27:50.16</dc:date>
    <meta:editing-duration>P6DT1H14M50S</meta:editing-duration>
    <meta:generator>OpenOffice/4.1.3$Win32 OpenOffice.org_project/413m1$Build-9783</meta:generator>
    <meta:document-statistic meta:table-count="0" meta:image-count="0" meta:object-count="0" meta:page-count="1" meta:paragraph-count="17" meta:word-count="999" meta:character-count="528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